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ff00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fo:background-color="#ffff00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Definition - What does Inheritance mean?</text:p>
      <text:p text:style-name="Standard"/>
      <text:p text:style-name="Standard">acquire properties <text:s/>from One class to Other class .Extending class we call call Child and other class we can call Parent class </text:p>
      <text:p text:style-name="Standard"/>
      <text:p text:style-name="Standard">Inheritance is a mechanism wherein a new class is derived from an existing class. </text:p>
      <text:p text:style-name="Standard">In Java, classes may inherit or acquire the properties and methods of other classes.</text:p>
      <text:p text:style-name="Standard"/>
      <text:p text:style-name="Standard">A class derived from another class is called a subclass, </text:p>
      <text:p text:style-name="Standard">whereas the class from which a subclass is derived is called a superclass. </text:p>
      <text:p text:style-name="Standard">A subclass can have only one superclass, whereas a superclass may have one or more subclasses.</text:p>
      <text:p text:style-name="Standard"/>
      <text:p text:style-name="Standard"/>
      <text:p text:style-name="P1">2.Polymorphism in Java?</text:p>
      <text:p text:style-name="Standard"/>
      <text:p text:style-name="Standard">Polymorphism in Java is a concept by which we can perform a single action in different ways. ... So polymorphism means many forms.</text:p>
      <text:p text:style-name="Standard">There are two types of polymorphism in Java:</text:p>
      <text:p text:style-name="Standard"><text:s/>compile-time polymorphism (Static Binding (also known as Early Binding)-Over Loading )</text:p>
      <text:p text:style-name="Standard"><text:s/>and </text:p>
      <text:p text:style-name="Standard"><text:s/>runtime polymorphism. (Dynamic Binding (also known as Late Binding)-Over Ridding)</text:p>
      <text:p text:style-name="Standard">We can perform polymorphism in java by method overloading and method overriding.</text:p>
      <text:p text:style-name="Standard"/>
      <text:p text:style-name="Standard">interface I{} <text:s/></text:p>
      <text:p text:style-name="Standard">class A{} <text:s/></text:p>
      <text:p text:style-name="Standard">class B extends A implements I{} <text:s/></text:p>
      <text:p text:style-name="Standard">B Is-A A</text:p>
      <text:p text:style-name="Standard">B Is-A I</text:p>
      <text:p text:style-name="Standard">B IS-A Object (Object is the Root class of all the class's)</text:p>
      <text:p text:style-name="Standard"/>
      <text:p text:style-name="Standard"/>
      <text:p text:style-name="P1">IS-A Relationship(Parent and child relation)</text:p>
      <text:p text:style-name="Standard">Inheritance represents the IS-A relationship which is also known as a parent-child relationshi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HAS-A Relationship:<text:span text:style-name="T2">For Has -a Relation no need to Inherited </text:span></text:p>
      <text:p text:style-name="Standard">class <text:span text:style-name="T3">Operation</text:span>{ <text:s/></text:p>
      <text:p text:style-name="Standard"><text:s text:c="17"/>int square(int n)<text:tab/><text:tab/></text:p>
      <text:p text:style-name="Standard"><text:s text:c="16"/>{ <text:s/></text:p>
      <text:p text:style-name="Standard"><text:s text:c="18"/>return n*n; <text:s/></text:p>
      <text:p text:style-name="Standard"><text:s text:c="17"/>} <text:s/></text:p>
      <text:p text:style-name="Standard"><text:s text:c="11"/>} <text:s/></text:p>
      <text:p text:style-name="Standard"><text:s text:c="2"/></text:p>
      <text:p text:style-name="Standard">class Circle{ <text:s/></text:p>
      <text:p text:style-name="Standard"><text:s text:c="6"/><text:span text:style-name="T3"><text:s text:c="4"/>Operation op;</text:span><text:span text:style-name="T1">//aggregation </text:span><text:span text:style-name="T3"><text:s/></text:span><text:s text:c="2"/></text:p>
      <text:p text:style-name="Standard"><text:s text:c="10"/>double area(int radius)</text:p>
      <text:p text:style-name="Standard"><text:tab/><text:tab/> <text:s/>{ <text:s/></text:p>
      <text:p text:style-name="Standard"><text:s text:c="10"/><text:span text:style-name="T3">op=new Operation(); <text:s/></text:span></text:p>
      <text:p text:style-name="Standard"><text:s text:c="8"/><text:span text:style-name="T3"><text:s text:c="2"/>int rsquare=op.square(radius);//code reusability (i.e. delegates the method call). </text:span><text:s/></text:p>
      <text:p text:style-name="Standard"><text:s text:c="10"/>return pi*rsquare; <text:s/></text:p>
      <text:p text:style-name="Standard"><text:s text:c="10"/>} <text:s/></text:p>
      <text:p text:style-name="Standard"><text:s/>public static void main(String args[])</text:p>
      <text:p text:style-name="Standard"><text:s/>{ <text:s/></text:p>
      <text:p text:style-name="Standard"><text:s text:c="3"/>Circle c=new Circle(); <text:s/></text:p>
      <text:p text:style-name="Standard"><text:s text:c="3"/>double result=c.area(5); <text:s/></text:p>
      <text:p text:style-name="Standard"><text:s text:c="3"/>System.out.println(result); <text:s/></text:p>
      <text:p text:style-name="Standard"><text:s/>} <text:s/></text:p>
      <text:p text:style-name="Standard">} <text:s/></text:p>
      <text:p text:style-name="P1"/>
      <text:p text:style-name="P2">Abstract class in Java ?</text:p>
      <text:p text:style-name="P1"/>
      <text:p text:style-name="P3">A class which is declared with the abstract keyword is known as an abstract class in Java.</text:p>
      <text:p text:style-name="P3">It can have abstract and non-abstract methods (method with the body).</text:p>
      <text:p text:style-name="P3"/>
      <text:p text:style-name="P3">Before learning the Java abstract class, let's understand the abstraction in Java first.</text:p>
      <text:p text:style-name="P3"/>
      <text:p text:style-name="P3">Abstraction in Java</text:p>
      <text:p text:style-name="P3">Abstraction is a process of hiding the implementation details and showing only functionality to the user.</text:p>
      <text:p text:style-name="P3"/>
      <text:p text:style-name="P3">Ways to achieve Abstraction</text:p>
      <text:p text:style-name="P3">There are two ways to achieve abstraction in java</text:p>
      <text:p text:style-name="P3"/>
      <text:p text:style-name="P3">Abstract class (0 to 100%)</text:p>
      <text:p text:style-name="P3">Interface (100%)</text:p>
      <text:p text:style-name="P3"/>
      <text:p text:style-name="P2">Encapsulation in Java</text:p>
      <text:p text:style-name="P3">Encapsulation in Java is a process of wrapping code and data together into a single unit, for example, a capsule which is mixed of several medicines.</text:p>
      <text:p text:style-name="P3"/>
      <text:p text:style-name="P3">encapsulation in java</text:p>
      <text:p text:style-name="P3">We can create a fully encapsulated class in Java by making all the data members of the class private.</text:p>
      <text:p text:style-name="P3"><text:s/>Now we can use setter and getter methods to set and get the data in it.</text:p>
      <text:p text:style-name="P3"/>
      <text:p text:style-name="P3"><text:soft-page-break/>The Java Bean class is the example of a fully encapsulated class.</text:p>
      <text:p text:style-name="P3"/>
      <text:p text:style-name="P1">Advantage of Encapsulation in Java</text:p>
      <text:p text:style-name="P3">By providing only a setter or getter method, you can make the class read-only(Getter) or write-only(setter). </text:p>
      <text:p text:style-name="P3">In other words, you can skip the getter or setter methods.</text:p>
      <text:p text:style-name="P3"/>
      <text:p text:style-name="P3">1.What is the Association?</text:p>
      <text:p text:style-name="P3">2.Composition?</text:p>
      <text:p text:style-name="P3">3.Dependency?</text:p>
      <text:p text:style-name="P3">4.Class?</text:p>
      <text:p text:style-name="P3">5.Object?</text:p>
      <text:p text:style-name="P3">6.Method Hiding ?</text:p>
      <text:p text:style-name="P3">7.How to Prevent Methods overloading and Overridding ? Other then Final.</text:p>
      <text:p text:style-name="P3">8.Memory Type?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6T18:32:37.08</meta:creation-date>
    <dc:date>2018-12-26T19:35:23.45</dc:date>
    <meta:editing-duration>PT1H2M42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3" meta:paragraph-count="72" meta:word-count="483" meta:character-count="3204"/>
  </office:meta>
</office:document-meta>
</file>